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ValidationExceptionFactory.getException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alidationExceptionFactory.createException( Event ev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